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139054" officeooo:paragraph-rsid="00139054"/>
    </style:style>
    <style:style style:name="P3" style:family="paragraph" style:parent-style-name="Text_20_body">
      <style:text-properties fo:font-style="normal" officeooo:rsid="00141178" officeooo:paragraph-rsid="00141178" style:font-style-asian="normal" style:font-style-complex="normal"/>
    </style:style>
    <style:style style:name="P4" style:family="paragraph" style:parent-style-name="Text_20_body">
      <style:text-properties officeooo:rsid="001dd4fb" officeooo:paragraph-rsid="001dd4fb"/>
    </style:style>
    <style:style style:name="P5" style:family="paragraph" style:parent-style-name="Text_20_body">
      <style:text-properties officeooo:rsid="00206215" officeooo:paragraph-rsid="00206215"/>
    </style:style>
    <style:style style:name="P6" style:family="paragraph" style:parent-style-name="Heading_20_1">
      <style:text-properties officeooo:rsid="001dd4fb" officeooo:paragraph-rsid="001dd4fb"/>
    </style:style>
    <style:style style:name="P7" style:family="paragraph" style:parent-style-name="Text_20_body" style:list-style-name="L1">
      <style:text-properties officeooo:rsid="00206215" officeooo:paragraph-rsid="00206215"/>
    </style:style>
    <style:style style:name="P8" style:family="paragraph" style:parent-style-name="Text_20_body">
      <style:text-properties officeooo:paragraph-rsid="001dd4fb"/>
    </style:style>
    <style:style style:name="T1" style:family="text">
      <style:text-properties officeooo:rsid="001616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cea8" style:font-style-asian="normal" style:font-style-complex="normal"/>
    </style:style>
    <style:style style:name="T5" style:family="text">
      <style:text-properties fo:font-style="normal" officeooo:rsid="00141178" style:font-style-asian="normal" style:font-style-complex="normal"/>
    </style:style>
    <style:style style:name="T6" style:family="text">
      <style:text-properties officeooo:rsid="001ef84a"/>
    </style:style>
    <style:style style:name="T7" style:family="text">
      <style:text-properties officeooo:rsid="00232573"/>
    </style:style>
    <style:style style:name="T8" style:family="text">
      <style:text-properties officeooo:rsid="001dd4fb"/>
    </style:style>
    <style:style style:name="fr1" style:family="graphic" style:parent-style-name="Frame">
      <style:graphic-properties style:vertical-pos="from-top" style:horizontal-pos="center" style:horizontal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">NumPy</text:span> – <text:span text:style-name="T6">Worksheet</text:span> <text:span text:style-name="T7">2</text:span></text:p>
      <text:p text:style-name="P1">CDS 230</text:p>
      <text:p text:style-name="P1">Spring 2018</text:p>
      <text:p text:style-name="P2"/>
      <text:h text:style-name="P6" text:outline-level="1">Set Up</text:h>
      <text:p text:style-name="P4">Start off with the following code:</text:p>
      <text:p text:style-name="Standard"><text:span text:style-name="_5f_OOoComputerSpecial">&gt;&gt;&gt;</text:span> <text:span text:style-name="_5f_OOoComputerKeyWord">import</text:span> <text:span text:style-name="_5f_OOoComputerIdent">numpy</text:span> <text:span text:style-name="_5f_OOoComputerKeyWord">as</text:span> <text:span text:style-name="_5f_OOoComputerIdent">np</text:span></text:p>
      <text:p text:style-name="Standard"><text:span text:style-name="_5f_OOoComputerSpecial">&gt;&gt;&gt;</text:span><text:span text:style-name="_5f_OOoComputerIdent"> np</text:span><text:span text:style-name="_5f_OOoComputerSpecial">.</text:span><text:span text:style-name="_5f_OOoComputerIdent">set_printoptions</text:span><text:span text:style-name="_5f_OOoComputerSpecial">(</text:span><text:span text:style-name="_5f_OOoComputerIdent">precision</text:span><text:span text:style-name="_5f_OOoComputerSpecial">=</text:span><text:span text:style-name="_5f_OOoComputerLiteral">3</text:span><text:span text:style-name="_5f_OOoComputerSpecial">)</text:span></text:p>
      <text:p text:style-name="Standard"><text:span text:style-name="_5f_OOoComputerSpecial">&gt;&gt;&gt;</text:span> <text:span text:style-name="_5f_OOoComputerIdent">np</text:span><text:span text:style-name="_5f_OOoComputerSpecial">.</text:span><text:span text:style-name="_5f_OOoComputerIdent">random</text:span><text:span text:style-name="_5f_OOoComputerSpecial">.</text:span><text:span text:style-name="_5f_OOoComputerIdent">seed</text:span><text:span text:style-name="_5f_OOoComputerSpecial">(</text:span> <text:span text:style-name="_5f_OOoComputerLiteral">23</text:span> <text:span text:style-name="_5f_OOoComputerSpecial">)</text:span></text:p>
      <text:p text:style-name="Standard"><text:span text:style-name="_5f_OOoComputerSpecial">&gt;&gt;&gt;</text:span> <text:span text:style-name="_5f_OOoComputerIdent">mat</text:span> <text:span text:style-name="_5f_OOoComputerSpecial">=</text:span> <text:span text:style-name="_5f_OOoComputerIdent">np</text:span><text:span text:style-name="_5f_OOoComputerSpecial">.</text:span><text:span text:style-name="_5f_OOoComputerIdent">random</text:span><text:span text:style-name="_5f_OOoComputerSpecial">.</text:span><text:span text:style-name="_5f_OOoComputerIdent">ranf</text:span><text:span text:style-name="_5f_OOoComputerSpecial">((</text:span><text:span text:style-name="_5f_OOoComputerLiteral">5</text:span><text:span text:style-name="_5f_OOoComputerSpecial">,</text:span><text:span text:style-name="_5f_OOoComputerLiteral">6</text:span><text:span text:style-name="_5f_OOoComputerSpecial">))</text:span></text:p>
      <text:p text:style-name="P4"/>
      <text:h text:style-name="Heading_20_1" text:outline-level="1">Problem </text:h>
      <text:p text:style-name="P4">Print the second column of data to the console.</text:p>
      <text:p text:style-name="P4"><draw:frame draw:style-name="fr1" draw:name="Frame2" text:anchor-type="as-char" svg:y="-0.4161in" svg:width="6.3209in" draw:z-index="0"><draw:text-box fo:min-height="0.8098in"><text:p text:style-name="P3">Put your <text:span text:style-name="T1">answer in this box.</text:span></text:p><text:p text:style-name="P3"/></draw:text-box></draw:frame></text:p>
      <text:p text:style-name="P8"><text:span text:style-name="T8"><text:s/></text:span></text:p>
      <text:h text:style-name="Heading_20_1" text:outline-level="1">Problem</text:h>
      <text:p text:style-name="P5">Do the following using <text:span text:style-name="T2">numpy</text:span><text:span text:style-name="T3">. Do not use </text:span><text:span text:style-name="T2">for</text:span><text:span text:style-name="T3"> or </text:span><text:span text:style-name="T2">while</text:span><text:span text:style-name="T3"> loops. </text:span><text:span text:style-name="T4">Each of these steps should be one short Python line.</text:span></text:p>
      <text:list xml:id="list594081901" text:style-name="L1">
        <text:list-item>
          <text:p text:style-name="P7">Create a matrix of zeros that has 2 columns and 6 rows.</text:p>
        </text:list-item>
        <text:list-item>
          <text:p text:style-name="P7">Fill the first column with (0,1,2,3,4,5)</text:p>
        </text:list-item>
        <text:list-item>
          <text:p text:style-name="P7">The first column is associated with the value of <text:span text:style-name="T2">x</text:span><text:span text:style-name="T3">. Fill the second column with</text:span><text:span text:style-name="T3"><draw:frame draw:style-name="fr2" draw:name="Object1" text:anchor-type="as-char" svg:y="-0.172in" svg:width="0.6937in" svg:height="0.2075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">.</text:span></text:p>
        </text:list-item>
      </text:list>
      <text:p text:style-name="P4"><draw:frame draw:style-name="fr1" draw:name="Frame4" text:anchor-type="as-char" svg:y="-0.4161in" svg:width="6.3209in" draw:z-index="1"><draw:text-box fo:min-height="0.8098in"><text:p text:style-name="P3">Put your <text:span text:style-name="T1">answer in this box.</text:span></text:p><text:p text:style-name="P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Standard">
      <style:paragraph-properties fo:padding="0.0201in" fo:border="0.06pt solid #000000" style:shadow="none" style:writing-mode="page"/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03:45.165000000</meta:creation-date>
    <dc:date>2018-02-06T15:38:36.182000000</dc:date>
    <meta:editing-duration>PT2H47M7S</meta:editing-duration>
    <meta:editing-cycles>12</meta:editing-cycles>
    <meta:generator>LibreOffice/6.0.0.3$Windows_X86_64 LibreOffice_project/64a0f66915f38c6217de274f0aa8e15618924765</meta:generator>
    <meta:document-statistic meta:table-count="0" meta:image-count="0" meta:object-count="1" meta:page-count="1" meta:paragraph-count="21" meta:word-count="114" meta:character-count="606" meta:non-whitespace-character-count="513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sup>
          <mi>x</mi>
          <mn>2</mn>
        </msup>
        <mo stretchy="false">−</mo>
        <mi>x</mi>
      </mrow>
    </mrow>
    <annotation encoding="StarMath 5.0">y=x^2 - x</annotation>
  </semantics>
</math>
</file>